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5719" officeooo:paragraph-rsid="000a5719"/>
    </style:style>
    <style:style style:name="P2" style:family="paragraph" style:parent-style-name="Standard">
      <style:text-properties officeooo:rsid="000bc8fb" officeooo:paragraph-rsid="000bc8fb"/>
    </style:style>
    <style:style style:name="P3" style:family="paragraph" style:parent-style-name="Preformatted_20_Text">
      <style:text-properties officeooo:rsid="000bc8fb" officeooo:paragraph-rsid="000bc8fb"/>
    </style:style>
    <style:style style:name="P4" style:family="paragraph" style:parent-style-name="Standard">
      <style:text-properties fo:color="#131313" loext:opacity="100%" officeooo:rsid="000bc8fb" officeooo:paragraph-rsid="000bc8fb"/>
    </style:style>
    <style:style style:name="P5" style:family="paragraph" style:parent-style-name="Standard">
      <style:text-properties fo:color="#131313" loext:opacity="100%" officeooo:rsid="000bc8fb" officeooo:paragraph-rsid="000f4eea"/>
    </style:style>
    <style:style style:name="P6" style:family="paragraph" style:parent-style-name="Standard">
      <style:text-properties fo:color="#131313" loext:opacity="100%" officeooo:rsid="000df0f1" officeooo:paragraph-rsid="000df0f1"/>
    </style:style>
    <style:style style:name="P7" style:family="paragraph" style:parent-style-name="Standard">
      <style:text-properties fo:color="#131313" loext:opacity="100%" fo:font-style="normal" officeooo:rsid="000df0f1" officeooo:paragraph-rsid="000df0f1" style:font-style-asian="normal" style:font-style-complex="normal"/>
    </style:style>
    <style:style style:name="P8" style:family="paragraph" style:parent-style-name="Standard">
      <style:text-properties fo:color="#131313" loext:opacity="100%" fo:font-style="normal" officeooo:rsid="001321db" officeooo:paragraph-rsid="001321db" style:font-style-asian="normal" style:font-style-complex="normal"/>
    </style:style>
    <style:style style:name="P9" style:family="paragraph" style:parent-style-name="Standard">
      <style:text-properties fo:color="#131313" loext:opacity="100%" fo:font-size="14pt" fo:font-weight="bold" officeooo:rsid="00460eb2" officeooo:paragraph-rsid="00460eb2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131313" loext:opacity="100%" fo:font-size="12pt" fo:font-weight="normal" officeooo:rsid="00460eb2" officeooo:paragraph-rsid="00460eb2" style:font-size-asian="10.5pt" style:font-weight-asian="normal" style:font-size-complex="12pt" style:font-weight-complex="normal"/>
    </style:style>
    <style:style style:name="P11" style:family="paragraph" style:parent-style-name="Standard">
      <style:text-properties officeooo:rsid="00100617" officeooo:paragraph-rsid="00100617"/>
    </style:style>
    <style:style style:name="P12" style:family="paragraph" style:parent-style-name="Standard">
      <style:text-properties officeooo:rsid="0011f1ac" officeooo:paragraph-rsid="0011f1ac"/>
    </style:style>
    <style:style style:name="P13" style:family="paragraph" style:parent-style-name="Standard">
      <style:text-properties officeooo:paragraph-rsid="00195c81"/>
    </style:style>
    <style:style style:name="P14" style:family="paragraph" style:parent-style-name="Standard">
      <style:text-properties fo:font-size="12pt" officeooo:paragraph-rsid="00195c81" style:font-size-asian="12pt" style:font-size-complex="12pt"/>
    </style:style>
    <style:style style:name="P15" style:family="paragraph" style:parent-style-name="Standard">
      <style:text-properties fo:font-size="12pt" officeooo:rsid="002189f2" officeooo:paragraph-rsid="002189f2" style:font-size-asian="12pt" style:font-size-complex="12pt"/>
    </style:style>
    <style:style style:name="P16" style:family="paragraph" style:parent-style-name="Standard">
      <style:text-properties fo:font-size="12pt" officeooo:rsid="00247262" officeooo:paragraph-rsid="00247262" style:font-size-asian="12pt" style:font-size-complex="12pt"/>
    </style:style>
    <style:style style:name="P17" style:family="paragraph" style:parent-style-name="Standard">
      <style:text-properties fo:font-size="12pt" officeooo:rsid="00252a6d" officeooo:paragraph-rsid="00252a6d" style:font-size-asian="12pt" style:font-size-complex="12pt"/>
    </style:style>
    <style:style style:name="P18" style:family="paragraph" style:parent-style-name="Standard">
      <style:text-properties fo:font-size="12pt" style:text-underline-style="solid" style:text-underline-width="auto" style:text-underline-color="font-color" fo:font-weight="bold" officeooo:rsid="00256cc1" officeooo:paragraph-rsid="00256cc1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style:text-underline-style="solid" style:text-underline-width="auto" style:text-underline-color="font-color" fo:font-weight="normal" officeooo:rsid="004cb307" officeooo:paragraph-rsid="004cb30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256cc1" officeooo:paragraph-rsid="00256cc1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2756c5" officeooo:paragraph-rsid="002756c5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style:text-underline-style="none" fo:font-weight="normal" officeooo:rsid="002756c5" officeooo:paragraph-rsid="0028ca4f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none" fo:font-weight="normal" officeooo:rsid="002756c5" officeooo:paragraph-rsid="005ae30f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none" fo:font-weight="normal" officeooo:rsid="0028ca4f" officeooo:paragraph-rsid="0028ca4f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style:text-underline-style="none" fo:font-weight="normal" officeooo:rsid="0028ca4f" officeooo:paragraph-rsid="002a188d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style:text-underline-style="none" fo:font-weight="normal" officeooo:rsid="0028f15d" officeooo:paragraph-rsid="0028f15d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style:text-underline-style="none" fo:font-weight="normal" officeooo:rsid="0031005a" officeooo:paragraph-rsid="0031005a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style:text-underline-style="none" fo:font-weight="normal" officeooo:rsid="0033c5d4" officeooo:paragraph-rsid="0033c5d4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style:text-underline-style="none" fo:font-weight="normal" officeooo:rsid="0033c5d4" officeooo:paragraph-rsid="0036ceda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style:text-underline-style="none" fo:font-weight="normal" officeooo:rsid="0034e001" officeooo:paragraph-rsid="0034e001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style:text-underline-style="none" fo:font-weight="normal" officeooo:rsid="0036ceda" officeooo:paragraph-rsid="0036ceda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style:text-underline-style="none" fo:font-weight="normal" officeooo:rsid="0037984d" officeooo:paragraph-rsid="0037984d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style:text-underline-style="none" fo:font-weight="normal" officeooo:rsid="0037d8b3" officeooo:paragraph-rsid="0037d8b3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style:text-underline-style="none" fo:font-weight="normal" officeooo:rsid="0038be12" officeooo:paragraph-rsid="0038be12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size="12pt" style:text-underline-style="none" fo:font-weight="normal" officeooo:rsid="00391d95" officeooo:paragraph-rsid="00391d95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size="12pt" style:text-underline-style="none" fo:font-weight="normal" officeooo:rsid="003b0c78" officeooo:paragraph-rsid="003b0c78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style:text-underline-style="none" fo:font-weight="normal" officeooo:rsid="003b6b35" officeooo:paragraph-rsid="003b6b35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style:text-underline-style="none" fo:font-weight="normal" officeooo:rsid="003c749e" officeooo:paragraph-rsid="003c749e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style:text-underline-style="none" fo:font-weight="normal" officeooo:rsid="004cb307" officeooo:paragraph-rsid="004cb307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style:text-underline-style="none" fo:font-weight="normal" officeooo:rsid="005bf461" officeooo:paragraph-rsid="005bf461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style:text-underline-style="none" fo:font-weight="normal" officeooo:rsid="005f51bc" officeooo:paragraph-rsid="005f51bc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style:text-underline-style="none" fo:font-weight="normal" officeooo:rsid="00606624" officeooo:paragraph-rsid="0060662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style:text-underline-style="none" fo:font-weight="normal" officeooo:rsid="006681b0" officeooo:paragraph-rsid="006681b0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style:text-underline-style="none" fo:font-weight="normal" officeooo:rsid="0067cda0" officeooo:paragraph-rsid="0067cda0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style:text-underline-style="none" fo:font-weight="normal" officeooo:rsid="00693284" officeooo:paragraph-rsid="00693284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style:text-underline-style="none" fo:font-weight="normal" officeooo:rsid="006ce5e2" officeooo:paragraph-rsid="006ce5e2" style:font-size-asian="12pt" style:font-weight-asian="normal" style:font-size-complex="12pt" style:font-weight-complex="normal"/>
    </style:style>
    <style:style style:name="P47" style:family="paragraph" style:parent-style-name="Heading_20_3">
      <style:text-properties fo:font-size="12pt" style:text-underline-style="none" fo:font-weight="bold" officeooo:rsid="004cb307" officeooo:paragraph-rsid="004cb307" style:font-size-asian="12pt" style:font-weight-asian="bold" style:font-size-complex="12pt" style:font-weight-complex="bold"/>
    </style:style>
    <style:style style:name="P48" style:family="paragraph" style:parent-style-name="Standard">
      <style:text-properties fo:font-size="12pt" style:text-underline-style="none" fo:font-weight="bold" officeooo:rsid="004cb307" officeooo:paragraph-rsid="004cb307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b4790" officeooo:paragraph-rsid="001b4790" style:font-weight-asian="bold" style:font-weight-complex="bold"/>
    </style:style>
    <style:style style:name="P50" style:family="paragraph" style:parent-style-name="Standard">
      <style:text-properties officeooo:rsid="003125e1" officeooo:paragraph-rsid="003125e1"/>
    </style:style>
    <style:style style:name="P51" style:family="paragraph" style:parent-style-name="Standard">
      <style:text-properties style:text-line-through-style="none" style:text-line-through-type="none" fo:font-size="12pt" style:text-underline-style="none" fo:font-weight="normal" officeooo:rsid="003e2de3" officeooo:paragraph-rsid="003c749e" style:font-size-asian="12pt" style:font-weight-asian="normal" style:font-size-complex="12pt" style:font-weight-complex="normal"/>
    </style:style>
    <style:style style:name="P52" style:family="paragraph" style:parent-style-name="Standard">
      <style:text-properties style:text-line-through-style="none" style:text-line-through-type="none" fo:font-size="12pt" style:text-underline-style="none" fo:font-weight="normal" officeooo:rsid="0041e9b6" officeooo:paragraph-rsid="0041e9b6" style:font-size-asian="12pt" style:font-weight-asian="normal" style:font-size-complex="12pt" style:font-weight-complex="normal"/>
    </style:style>
    <style:style style:name="P53" style:family="paragraph" style:parent-style-name="Standard">
      <style:text-properties style:text-line-through-style="none" style:text-line-through-type="none" fo:font-size="12pt" style:text-underline-style="none" fo:font-weight="normal" officeooo:rsid="004353ef" officeooo:paragraph-rsid="004353ef" style:font-size-asian="12pt" style:font-weight-asian="normal" style:font-size-complex="12pt" style:font-weight-complex="normal"/>
    </style:style>
    <style:style style:name="P54" style:family="paragraph" style:parent-style-name="Preformatted_20_Text">
      <style:paragraph-properties fo:margin-top="0cm" fo:margin-bottom="0.499cm" style:contextual-spacing="false"/>
      <style:text-properties officeooo:paragraph-rsid="0049fd7f"/>
    </style:style>
    <style:style style:name="P55" style:family="paragraph" style:parent-style-name="Standard">
      <style:text-properties officeooo:rsid="004e81a0" officeooo:paragraph-rsid="004e81a0"/>
    </style:style>
    <style:style style:name="P56" style:family="paragraph" style:parent-style-name="Preformatted_20_Text">
      <style:text-properties officeooo:rsid="00566d1a" officeooo:paragraph-rsid="00566d1a"/>
    </style:style>
    <style:style style:name="P57" style:family="paragraph" style:parent-style-name="Standard">
      <style:text-properties officeooo:rsid="00566d1a" officeooo:paragraph-rsid="00566d1a"/>
    </style:style>
    <style:style style:name="P58" style:family="paragraph" style:parent-style-name="Standard">
      <style:text-properties officeooo:paragraph-rsid="004cb307"/>
    </style:style>
    <style:style style:name="P59" style:family="paragraph" style:parent-style-name="Standard">
      <style:text-properties officeooo:paragraph-rsid="00535ec8"/>
    </style:style>
    <style:style style:name="P60" style:family="paragraph" style:parent-style-name="Standard">
      <style:text-properties officeooo:rsid="00535ec8" officeooo:paragraph-rsid="00535ec8"/>
    </style:style>
    <style:style style:name="P61" style:family="paragraph" style:parent-style-name="Standard">
      <style:text-properties officeooo:rsid="006a2fd4" officeooo:paragraph-rsid="006a2fd4"/>
    </style:style>
    <style:style style:name="P62" style:family="paragraph" style:parent-style-name="Standard">
      <style:text-properties style:font-name="Liberation Serif" fo:font-size="12pt" style:text-underline-style="none" fo:font-weight="normal" officeooo:rsid="006ce5e2" officeooo:paragraph-rsid="006ce5e2" style:font-size-asian="12pt" style:font-weight-asian="normal" style:font-size-complex="12pt" style:font-weight-complex="normal"/>
    </style:style>
    <style:style style:name="T1" style:family="text">
      <style:text-properties officeooo:rsid="000c836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0f4eea"/>
    </style:style>
    <style:style style:name="T5" style:family="text">
      <style:text-properties officeooo:rsid="001c6227"/>
    </style:style>
    <style:style style:name="T6" style:family="text">
      <style:text-properties officeooo:rsid="0023ff83"/>
    </style:style>
    <style:style style:name="T7" style:family="text">
      <style:text-properties officeooo:rsid="0028ca4f"/>
    </style:style>
    <style:style style:name="T8" style:family="text">
      <style:text-properties officeooo:rsid="00296a77"/>
    </style:style>
    <style:style style:name="T9" style:family="text">
      <style:text-properties officeooo:rsid="002a188d"/>
    </style:style>
    <style:style style:name="T10" style:family="text">
      <style:text-properties officeooo:rsid="002e642c"/>
    </style:style>
    <style:style style:name="T11" style:family="text">
      <style:text-properties officeooo:rsid="002ff8b2"/>
    </style:style>
    <style:style style:name="T12" style:family="text">
      <style:text-properties officeooo:rsid="0031005a"/>
    </style:style>
    <style:style style:name="T13" style:family="text">
      <style:text-properties officeooo:rsid="0036ceda"/>
    </style:style>
    <style:style style:name="T14" style:family="text">
      <style:text-properties style:text-line-through-style="none" style:text-line-through-type="none"/>
    </style:style>
    <style:style style:name="T15" style:family="text">
      <style:text-properties style:text-line-through-style="none" style:text-line-through-type="none" officeooo:rsid="003e2de3"/>
    </style:style>
    <style:style style:name="T16" style:family="text">
      <style:text-properties officeooo:rsid="0044923d"/>
    </style:style>
    <style:style style:name="T17" style:family="text">
      <style:text-properties officeooo:rsid="004be4b1"/>
    </style:style>
    <style:style style:name="T18" style:family="text">
      <style:text-properties fo:font-size="12pt" style:text-underline-style="none" fo:font-weight="normal" officeooo:rsid="004cb307" style:font-size-asian="12pt" style:font-weight-asian="normal" style:font-size-complex="12pt" style:font-weight-complex="normal"/>
    </style:style>
    <style:style style:name="T19" style:family="text">
      <style:text-properties fo:font-size="12pt" style:text-underline-style="none" fo:font-weight="normal" officeooo:rsid="00535ec8" style:font-size-asian="12pt" style:font-weight-asian="normal" style:font-size-complex="12pt" style:font-weight-complex="normal"/>
    </style:style>
    <style:style style:name="T20" style:family="text">
      <style:text-properties officeooo:rsid="005298c6"/>
    </style:style>
    <style:style style:name="T21" style:family="text">
      <style:text-properties officeooo:rsid="00535ec8"/>
    </style:style>
    <style:style style:name="T22" style:family="text">
      <style:text-properties officeooo:rsid="005850e4"/>
    </style:style>
    <style:style style:name="T23" style:family="text">
      <style:text-properties officeooo:rsid="006be5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6">sudo</text:span>Sudo su : pour passer administrateur</text:p>
      <text:p text:style-name="P1">yum update  -y : faire la mise a jour</text:p>
      <text:p text:style-name="P1">yum install httpd -y : pour installer le serveur apache</text:p>
      <text:p text:style-name="P1">cd / var / www / <text:span text:style-name="T1">html</text:span> : pour aller dans le dossier serveur dans linux</text:p>
      <text:p text:style-name="P55">cp -r . <text:span text:style-name="T2">var</text:span><text:span text:style-name="T3">www/html/ pour copie tout un repertoire vers un autre</text:span></text:p>
      <text:p text:style-name="P2">service httpd statut : pour voir le status du service</text:p>
      <text:p text:style-name="P2">service httpd start : pour demarrer le service</text:p>
      <text:p text:style-name="P3">yum -y install mariadb-server wget</text:p>
      <text:p text:style-name="Preformatted_20_Text">systemctl enable mariadb</text:p>
      <text:p text:style-name="P54">systemctl start mariadb</text:p>
      <text:p text:style-name="P54">sudo yum install python3-pip -y</text:p>
      <text:p text:style-name="P2">pip3 install Flask</text:p>
      <text:p text:style-name="P2"/>
      <text:p text:style-name="P50">sur ubuntu :</text:p>
      <text:p text:style-name="P50">sudo apt update</text:p>
      <text:p text:style-name="P50">sudo apt install apache2 -y</text:p>
      <text:p text:style-name="P50">sudo systemctl status apache2</text:p>
      <text:p text:style-name="P50">sudo systemctl start apache2</text:p>
      <text:p text:style-name="P50">sudo systemctl enable apache2</text:p>
      <text:p text:style-name="P50">sudo apt-get install mysql-client</text:p>
      <text:p text:style-name="P11">wget urlobjet</text:p>
      <text:p text:style-name="P12">mv nameof fileconteningobjet/* .</text:p>
      <text:p text:style-name="P2"/>
      <text:p text:style-name="P2"/>
      <text:p text:style-name="P4">systemctl status httpd</text:p>
      <text:p text:style-name="P5">systemctl s<text:span text:style-name="T4">tart </text:span>httpd</text:p>
      <text:p text:style-name="P5">systemctl <text:span text:style-name="T4">enable </text:span>httpd </text:p>
      <text:p text:style-name="P6">mv namefile <text:span text:style-name="T2">var/</text:span><text:span text:style-name="T3">www/html/</text:span></text:p>
      <text:p text:style-name="P7"/>
      <text:p text:style-name="P8">mv namefile namedossier/</text:p>
      <text:p text:style-name="P8"/>
      <text:p text:style-name="P4">#!/bin/bash</text:p>
      <text:p text:style-name="P4">echo "i am running" &gt;&gt; /var/www/html/index.html</text:p>
      <text:p text:style-name="P9"><text:s/></text:p>
      <text:p text:style-name="P9">database</text:p>
      <text:p text:style-name="P10">mysql -h endpoint-database -u will -p</text:p>
      <text:p text:style-name="P10">show databases; pour voir les bases de donnees existante</text:p>
      <text:p text:style-name="P10">create database nom-database</text:p>
      <text:p text:style-name="P10"/>
      <text:p text:style-name="P4"/>
      <text:p text:style-name="P4"/>
      <text:p text:style-name="P4">Loadbalancer creation</text:p>
      <text:p text:style-name="P4">Create a SG for loadbalncer--- allow ssh and http-- add rule ssh from anywhere- allow http from anywhere, add https</text:p>
      <text:p text:style-name="P4">Go to the Target groups under load balancing-- group all instances together- they will work with all load balancers-</text:p>
      <text:p text:style-name="P4"><text:soft-page-break/>Create one- Instances- select a name-- protocol- UDP is for the network load balancer. Transport layer-http</text:p>
      <text:p text:style-name="P4">/ that path- calls the root of ther swrver to get a response- its expecting a success 200.ok</text:p>
      <text:p text:style-name="P4">Add machines to the target group</text:p>
      <text:p text:style-name="P4">o to load balancers</text:p>
      <text:p text:style-name="P4">Create a load balancer</text:p>
      <text:p text:style-name="P4">Choose if its internal or internet facing--port 80/https</text:p>
      <text:p text:style-name="P4">Same VPC</text:p>
      <text:p text:style-name="P4">All the az</text:p>
      <text:p text:style-name="P4">Add your security group you created</text:p>
      <text:p text:style-name="P4">Add your target group</text:p>
      <text:p text:style-name="P4">Go to the description and copy the dnsname-- you can see it can change from machine one and two</text:p>
      <text:p text:style-name="P1"/>
      <text:p text:style-name="P1"/>
      <text:p text:style-name="P1">scp -i /home/user/keys/my-key.pem -r /home/user/documents/myfolder <text:a xlink:type="simple" xlink:href="mailto:ubuntu@ec2-54-123-456-789.compute-1.amazonaws.com" text:style-name="Internet_20_link" text:visited-style-name="Visited_20_Internet_20_Link">ubuntu@ec2-54-123-456-789.compute-1.amazonaws.com</text:a>:/home/ubuntu/</text:p>
      <text:p text:style-name="P1"/>
      <text:p text:style-name="P49">pour envoyer un fichier</text:p>
      <text:p text:style-name="P13">chmod 400 /home/william/Documents/Serveur/canada-key.pem</text:p>
      <text:p text:style-name="P14">scp -i /home/william/Documents/Serveur/canada-key.pem /home/william/Bureau/beachresort.zip <text:a xlink:type="simple" xlink:href="mailto:ec2-user@ec2-35-183-62-243.ca-central-1.compute.amazonaws.com" text:style-name="Internet_20_link" text:visited-style-name="Visited_20_Internet_20_Link">ec2-user@ec2-35-183-62-243.ca-central-1.compute.amazonaws.com</text:a>:/home/ec2-user</text:p>
      <text:p text:style-name="P14"/>
      <text:p text:style-name="P14"/>
      <text:p text:style-name="P14">nslookup <text:span text:style-name="T5">url</text:span></text:p>
      <text:p text:style-name="P14"/>
      <text:p text:style-name="P14"/>
      <text:p text:style-name="P14">AWS access portal URL: https://d-9067d3a813.awsapps.com/start, Username: fotso, One-time password: Sy-dv8)ajX@?kjE#66</text:p>
      <text:p text:style-name="P14"><text:s/></text:p>
      <text:p text:style-name="P15">give access to file : #!/bin/bash</text:p>
      <text:p text:style-name="P15"/>
      <text:p text:style-name="P15">#!/bin/bash</text:p>
      <text:p text:style-name="P15">echo "hello world!"</text:p>
      <text:p text:style-name="P15"/>
      <text:p text:style-name="P15">read -p "what is your name?" francis</text:p>
      <text:p text:style-name="P15"/>
      <text:p text:style-name="P15">echo "hello $francis"</text:p>
      <text:p text:style-name="P15"/>
      <text:p text:style-name="P15">sudo apt instaal coreutils <text:span text:style-name="T6">pour installer chmod</text:span></text:p>
      <text:p text:style-name="P15"/>
      <text:p text:style-name="P15"/>
      <text:p text:style-name="P15">sudo apt install git</text:p>
      <text:p text:style-name="P15"/>
      <text:p text:style-name="P16">ssh-keygen</text:p>
      <text:p text:style-name="P16"/>
      <text:p text:style-name="P17">Aceess token for github : 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</text:p>
      <text:p text:style-name="P17"/>
      <text:p text:style-name="P18">Commande GIT :</text:p>
      <text:p text:style-name="P18"/>
      <text:p text:style-name="P20"><text:soft-page-break/>git init</text:p>
      <text:p text:style-name="P20">git remote add origin lien du dossier pour lier les dossiers</text:p>
      <text:p text:style-name="P20">git status</text:p>
      <text:p text:style-name="P40">git diff pour afficher les modifications faitent dans le fichier ou git diff –cached</text:p>
      <text:p text:style-name="P44">git blame non du fichier pour plus d’information sur qui a modifie le fichier</text:p>
      <text:p text:style-name="P44">git blame -L 1.20 nom du fichier pour avoir uniquement les info sur la ligne 1 a 10 du fichier</text:p>
      <text:p text:style-name="P21">git add filename or git add .</text:p>
      <text:p text:style-name="P40">git reset pour retirer le fichier ajouter</text:p>
      <text:p text:style-name="P21">git config user.name "Votre Nom"</text:p>
      <text:p text:style-name="P23">git config user.<text:span text:style-name="T9">password</text:span>"<text:span text:style-name="T9">token </text:span>’’</text:p>
      <text:p text:style-name="P21"><text:span text:style-name="T7">g</text:span>it commit -m ‘’la mention’’</text:p>
      <text:p text:style-name="P41">git log pour afficher la liste des commits</text:p>
      <text:p text:style-name="P41">git show numero commit pour afficher le contenu d’un commit</text:p>
      <text:p text:style-name="P42">git checkout numero commit pour revenir sur un commit</text:p>
      <text:p text:style-name="P42">git checkout master pour afficher tous les commits de la branche master</text:p>
      <text:p text:style-name="P21">git remote add origin https://github.com/USERNAME/REPO_NAME.git</text:p>
      <text:p text:style-name="P25">git push --set-upstream origin master pour envoyer les modifications sur le fichier depuis le terminal. <text:span text:style-name="T11">master is the name of the branch, you can use different name</text:span></text:p>
      <text:p text:style-name="P43">git push --tags pour envoyer les tags</text:p>
      <text:p text:style-name="P24">git pull pour update depuis le terminal</text:p>
      <text:p text:style-name="P26">git clone lien du repertoire<text:span text:style-name="T8">git</text:span></text:p>
      <text:p text:style-name="P26">git checkout -b <text:span text:style-name="T12">name of the new branch</text:span> <text:span text:style-name="T10">to create </text:span></text:p>
      <text:p text:style-name="P22">git switch nom_de_branche</text:p>
      <text:p text:style-name="P27">git branch to list all the branch</text:p>
      <text:p text:style-name="P45">git branch -a pour voir toutes les branches sur le serveur</text:p>
      <text:p text:style-name="P27">git branch -d name of branch to delete</text:p>
      <text:p text:style-name="P45">git cherry pick numero du commit pour recuperer un commit qui a ete fait dans une autre branche</text:p>
      <text:p text:style-name="P27">apt-get install -y git <text:span text:style-name="T17">pour installer git</text:span></text:p>
      <text:p text:style-name="P27"/>
      <text:p text:style-name="P27"/>
      <text:p text:style-name="P28">DOCKER</text:p>
      <text:p text:style-name="P28">docker container run --publish 80:80 nginx pour se connecter a un container</text:p>
      <text:p text:style-name="P28">docker container run --publish 80:80 –detach nginx pour rester connecter au container</text:p>
      <text:p text:style-name="P30">docker ps pour lister les containers actifs sur votre pc</text:p>
      <text:p text:style-name="P30">docker stop &lt;container_id&gt; pour arreter</text:p>
      <text:p text:style-name="P32">docker container rm idcontainer ou name pour supprimer un container arrete</text:p>
      <text:p text:style-name="P32">docker container rm -f idcontainer pour un container en cours d’execution</text:p>
      <text:p text:style-name="P31">docker ps -a pour lister meme les container arrete</text:p>
      <text:p text:style-name="P29">docker container run --publish 80:80 –detach –<text:span text:style-name="T13">name givethename </text:span>nginx</text:p>
      <text:p text:style-name="P33">docker logs id pour afficher les logs</text:p>
      <text:p text:style-name="P33">docker top id pour afficher les processus actif</text:p>
      <text:p text:style-name="P34">docker container run -it –name thename –publish 80:80 nginx bash</text:p>
      <text:p text:style-name="P35">docker network ls pour lister les reseaux</text:p>
      <text:p text:style-name="P35">docker container inspect idcontainer pour avoir toutes les infos</text:p>
      <text:p text:style-name="P35">docker <text:s/>network inspect name-reseau pour avoir les info du network</text:p>
      <text:p text:style-name="P36">docker network create name-network pour créer un reseau</text:p>
      <text:p text:style-name="P36">docker container run –network name-network –name name-container nginx pour créer un network et l’attacher a un container</text:p>
      <text:p text:style-name="P36">docker network connect network-name container-name pour connecter un container a un reseau</text:p>
      <text:p text:style-name="P36"><text:soft-page-break/>docker network disconnect network-name container-name pour deconnecter du reseau</text:p>
      <text:p text:style-name="P37">docker image ls pour lister les images</text:p>
      <text:p text:style-name="P37">docker image push name-image pour envoyer une image sur docker</text:p>
      <text:p text:style-name="P37">docker login pour se connecter a docker</text:p>
      <text:p text:style-name="P37">docker logout pour se deconnecter</text:p>
      <text:p text:style-name="P37">docker image tag image-source:tag target-image:tag</text:p>
      <text:p text:style-name="P38">docker image build <text:span text:style-name="T14">-</text:span><text:span text:style-name="T15">t nameimage</text:span></text:p>
      <text:p text:style-name="P51"/>
      <text:p text:style-name="P51">docker run -d --name container1 --network ssh_network ssh_image</text:p>
      <text:p text:style-name="P51">docker exec -it container1 bash</text:p>
      <text:p text:style-name="P52">docker kill idcontainer</text:p>
      <text:p text:style-name="P53">docker pull name-image</text:p>
      <text:p text:style-name="P36"/>
      <text:p text:style-name="P36">chmod 777 /var/run/docker.sock <text:span text:style-name="T23">pour permettre a docker de pousser les images</text:span></text:p>
      <text:p text:style-name="P36">sudo alternatives --config java <text:span text:style-name="T23">pour savoir combien de version de java sont installer</text:span></text:p>
      <text:p text:style-name="P62">find /usr/lib/jvm/java-11* | head -n 3 pour trouver le chemin d’acces de java11</text:p>
      <text:p text:style-name="P46">vi /etc/profile.d/jdk.sh</text:p>
      <text:p text:style-name="P46">export JAVA_HOME=/usr/lib/jvm/java-11-amazon-corretto.x86_64</text:p>
      <text:p text:style-name="P46">PATH=$JAVA_HOME/bin:$PATH</text:p>
      <text:p text:style-name="P46">source /etc/profile.d/jdk.sh</text:p>
      <text:p text:style-name="P46">echo $JAVA_HOME</text:p>
      <text:p text:style-name="P19">DATE BASE</text:p>
      <text:p text:style-name="P39"><text:s/></text:p>
      <text:p text:style-name="P48">set environment :</text:p>
      <text:p text:style-name="P58"><text:span text:style-name="T18">DBName=</text:span><text:span text:style-name="Strong_20_Emphasis">brainiac-webApp-db</text:span></text:p>
      <text:p text:style-name="P39">DBPassword=database007</text:p>
      <text:p text:style-name="P39">DBRootPassword=database007</text:p>
      <text:p text:style-name="P39">DBUser=<text:span text:style-name="T20">serge</text:span></text:p>
      <text:h text:style-name="P47" text:outline-level="3">Database Setup on EC2 Instance</text:h>
      <text:p text:style-name="P39">echo "CREATE DATABASE ${DBName};" &gt;&gt; /tmp/db.setup</text:p>
      <text:p text:style-name="P39">echo "CREATE USER '${DBUser}' IDENTIFIED BY '${DBPassword}';" &gt;&gt; /tmp/db.setup</text:p>
      <text:p text:style-name="P39">echo "GRANT ALL PRIVILEGES ON *.* TO '${DBUser}'@'%';" &gt;&gt; /tmp/db.setup</text:p>
      <text:p text:style-name="P39">echo "FLUSH PRIVILEGES;" &gt;&gt; /tmp/db.setup</text:p>
      <text:p text:style-name="P39">mysqladmin -u root password "${DBRootPassword}"</text:p>
      <text:p text:style-name="P39">mysql -u root --password="${DBRootPassword}" &lt; /tmp/db.setup</text:p>
      <text:p text:style-name="P39">rm /tmp/db.setup</text:p>
      <text:p text:style-name="P33"/>
      <text:p text:style-name="P33">Démarrez MySQL en mode "skip-grant-tables" pour désactiver temporairement l'authentification des utilisateurs : sudo mysqld_safe --skip-grant-tables &amp;</text:p>
      <text:p text:style-name="P59"><text:span text:style-name="T19">si </text:span>le binaire <text:span text:style-name="Source_20_Text">mysqld_safe</text:span> n'est pas installé ou n'est pas disponible dans votre système,</text:p>
      <text:p text:style-name="P59">Éditez le fichier de service MySQL :sudo <text:span text:style-name="T21">vim</text:span> /usr/lib/systemd/system/mysqld.service</text:p>
      <text:p text:style-name="P60">actualiser la ligne commencant par exexStart par :ExecStart=/usr/sbin/mysqld --skip-grant-tables --daemonize --pid-file=/var/run/mysqld/mysqld.pid $MYSQLD_OPTS</text:p>
      <text:p text:style-name="P60"><text:span text:style-name="Strong_20_Emphasis">Rechargez la configuration systemd</text:span> :sudo systemctl daemon-reload</text:p>
      <text:p text:style-name="P60"><text:span text:style-name="Strong_20_Emphasis">Redémarrez le service MySQL</text:span> :sudo systemctl restart mysqld</text:p>
      <text:p text:style-name="P60"><text:span text:style-name="Strong_20_Emphasis">Connectez-vous à MySQL sans mot de passe</text:span> : mysql -u root</text:p>
      <text:p text:style-name="P60"><text:span text:style-name="Strong_20_Emphasis">Ajoutez le mot de passe directement dans la table des utilisateurs</text:span> :UPDATE mysql.user SET authentication_string=PASSWORD('database007') WHERE User='root' AND Host='localhost';</text:p>
      <text:p text:style-name="P60"><text:soft-page-break/><text:span text:style-name="Strong_20_Emphasis">Rechargez les privilèges</text:span> :FLUSH PRIVILEGES;</text:p>
      <text:p text:style-name="P60"><text:span text:style-name="Strong_20_Emphasis">Redémarrez MySQL sans </text:span><text:span text:style-name="Strong_20_Emphasis"><text:span text:style-name="Source_20_Text">--skip-grant-tables</text:span></text:span> : Modifiez le fichier de service pour enlever l'option <text:span text:style-name="Source_20_Text">--skip-grant-tables</text:span> si elle a été ajoutée (voir les étapes précédentes pour modifier <text:span text:style-name="Source_20_Text">mysqld.service</text:span>). Ensuite, redémarrez MySQL :sudo systemctl daemon-reload</text:p>
      <text:p text:style-name="P60">sudo systemctl restart mysqld</text:p>
      <text:p text:style-name="P60"><text:s/></text:p>
      <text:p text:style-name="P57">preferable d’installer mysql-server avec ces commandes :</text:p>
      <text:p text:style-name="P56"><text:bookmark text:name="8fb4"/>sudo yum install mysql -y <text:span text:style-name="T22">ou </text:span><text:span text:style-name="T21">sudo yum install mysql-server</text:span></text:p>
      <text:p text:style-name="P60">sudo systemctl enable mysqld</text:p>
      <text:p text:style-name="P60">sudo systemctl start mysqld</text:p>
      <text:p text:style-name="P60"/>
      <text:p text:style-name="P60"/>
      <text:p text:style-name="P60"/>
      <text:p text:style-name="P61">token sonarqube : sqa_65d12735129f4f3abb510926bc01955c5260805b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18:46:30.474612717</meta:creation-date>
    <dc:date>2025-03-23T10:59:16.584546601</dc:date>
    <meta:editing-duration>P4DT11H32M44S</meta:editing-duration>
    <meta:editing-cycles>59</meta:editing-cycles>
    <meta:generator>LibreOffice/7.3.7.2$Linux_X86_64 LibreOffice_project/30$Build-2</meta:generator>
    <meta:document-statistic meta:table-count="0" meta:image-count="0" meta:object-count="0" meta:page-count="5" meta:paragraph-count="160" meta:word-count="1131" meta:character-count="7811" meta:non-whitespace-character-count="6844"/>
  </office:meta>
</office:document-meta>
</file>